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53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0.67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873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0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ong PC</text:p>
          </table:table-cell>
          <table:table-cell table:formula="of:=9-[.B7]-[.B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BHT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so de la BHT</text:p>
          </table:table-cell>
          <table:table-cell table:formula="of:=[.B3]*[.B13]" office:value-type="float" office:value="55" calcext:value-type="float">
            <text:p>55</text:p>
          </table:table-cell>
          <table:table-cell/>
          <table:table-cell office:value-type="string" calcext:value-type="string">
            <text:p>Bits a index</text:p>
          </table:table-cell>
          <table:table-cell table:formula="of:=[.B7]+[.B8]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Dim0</text:p>
          </table:table-cell>
          <table:table-cell office:value-type="float" office:value="5" calcext:value-type="float">
            <text:p>5</text:p>
          </table:table-cell>
          <table:table-cell table:formula="of:=2^([.B7])" office:value-type="float" office:value="32" calcext:value-type="float">
            <text:p>32</text:p>
          </table:table-cell>
          <table:table-cell table:style-name="ce1" office:value-type="string" calcext:value-type="string" table:number-columns-spanned="1" table:number-rows-spanned="2">
            <text:p>Cantidad de perceptrones</text:p>
          </table:table-cell>
          <table:table-cell table:formula="of:=[.C7]*[.C8]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Long Dim1</text:p>
          </table:table-cell>
          <table:table-cell office:value-type="float" office:value="4" calcext:value-type="float">
            <text:p>4</text:p>
          </table:table-cell>
          <table:table-cell table:formula="of:=2^([.B8])" office:value-type="float" office:value="16" calcext:value-type="float">
            <text:p>16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Dim3 – Pesos/Perc</text:p>
          </table:table-cell>
          <table:table-cell table:formula="of:=[.B3]+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nt pesos en tabla</text:p>
          </table:table-cell>
          <table:table-cell table:formula="of:=[.B9]*[.E7]" office:value-type="float" office:value="6144" calcext:value-type="float">
            <text:p>614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int (bits)</text:p>
          </table:table-cell>
          <table:table-cell office:value-type="float" office:value="5" calcext:value-type="float">
            <text:p>5</text:p>
          </table:table-cell>
          <table:table-cell/>
          <table:table-cell table:formula="of:=2^([.B13]-1)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so de la tabla</text:p>
          </table:table-cell>
          <table:table-cell table:formula="of:=[.B13]*[.B11]" office:value-type="float" office:value="30720" calcext:value-type="float">
            <text:p>3072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udget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ilizado</text:p>
          </table:table-cell>
          <table:table-cell table:formula="of:=[.B15]+[.B5]" office:value-type="float" office:value="30775" calcext:value-type="float">
            <text:p>30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erencia</text:p>
          </table:table-cell>
          <table:table-cell table:formula="of:=[.B17]-[.B18]" office:value-type="float" office:value="1993" calcext:value-type="float">
            <text:p>199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28" calcext:value-type="float">
            <text:p>-128</text:p>
          </table:table-cell>
          <table:table-cell table:number-columns-repeated="3"/>
        </table:table-row>
        <table:table-row table:style-name="ro1">
          <table:table-cell table:formula="of:=DEC2BIN([.A22])" office:value-type="string" office:string-value="1111111" calcext:value-type="string">
            <text:p>1111111</text:p>
          </table:table-cell>
          <table:table-cell table:formula="of:=DEC2BIN([.B22])" office:value-type="string" office:string-value="1110000000" calcext:value-type="string">
            <text:p>1110000000</text:p>
          </table:table-cell>
          <table:table-cell table:number-columns-repeated="3"/>
        </table:table-row>
      </table:table>
      <table:table table:name="Sir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ng PC</text:p>
          </table:table-cell>
          <table:table-cell table:formula="of:=9-[.B7]-[.B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ng BHT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so de la BHT</text:p>
          </table:table-cell>
          <table:table-cell table:formula="of:=[.B3]*[.B13]" office:value-type="float" office:value="248" calcext:value-type="float">
            <text:p>248</text:p>
          </table:table-cell>
          <table:table-cell/>
          <table:table-cell office:value-type="string" calcext:value-type="string">
            <text:p>Bits a index</text:p>
          </table:table-cell>
          <table:table-cell table:formula="of:=[.B7]+[.B8]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ng Dim0</text:p>
          </table:table-cell>
          <table:table-cell office:value-type="float" office:value="4" calcext:value-type="float">
            <text:p>4</text:p>
          </table:table-cell>
          <table:table-cell table:formula="of:=2^([.B7])" office:value-type="float" office:value="16" calcext:value-type="float">
            <text:p>16</text:p>
          </table:table-cell>
          <table:table-cell table:style-name="ce1" office:value-type="string" calcext:value-type="string" table:number-columns-spanned="1" table:number-rows-spanned="2">
            <text:p>Cantidad de perceptrones</text:p>
          </table:table-cell>
          <table:table-cell table:formula="of:=[.C7]*[.C8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Long Dim1</text:p>
          </table:table-cell>
          <table:table-cell office:value-type="float" office:value="4" calcext:value-type="float">
            <text:p>4</text:p>
          </table:table-cell>
          <table:table-cell table:formula="of:=2^([.B8])" office:value-type="float" office:value="16" calcext:value-type="float">
            <text:p>16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Dim3 – Pesos/Perc</text:p>
          </table:table-cell>
          <table:table-cell table:formula="of:=[.B3]+1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nt pesos en tabla</text:p>
          </table:table-cell>
          <table:table-cell table:formula="of:=[.B9]*[.E7]" office:value-type="float" office:value="16128" calcext:value-type="float">
            <text:p>1612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ng int (bits)</text:p>
          </table:table-cell>
          <table:table-cell office:value-type="float" office:value="4" calcext:value-type="float">
            <text:p>4</text:p>
          </table:table-cell>
          <table:table-cell/>
          <table:table-cell table:formula="of:=2^([.B13])" office:value-type="float" office:value="16" calcext:value-type="float">
            <text:p>16</text:p>
          </table:table-cell>
          <table:table-cell office:value-type="string" calcext:value-type="string">
            <text:p>Mmx</text:p>
          </table:table-cell>
          <table:table-cell table:formula="of:=COM.MICROSOFT.CONCAT(&quot;±&quot;;[.D13]-1)" office:value-type="string" office:string-value="±15" calcext:value-type="string">
            <text:p>±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so de la tabla</text:p>
          </table:table-cell>
          <table:table-cell table:formula="of:=[.B13]*[.B11]" office:value-type="float" office:value="64512" calcext:value-type="float">
            <text:p>6451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dget</text:p>
          </table:table-cell>
          <table:table-cell office:value-type="float" office:value="32768" calcext:value-type="float">
            <text:p>32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ilizado</text:p>
          </table:table-cell>
          <table:table-cell table:formula="of:=[.B15]+[.B5]" office:value-type="float" office:value="64760" calcext:value-type="float">
            <text:p>647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erencia</text:p>
          </table:table-cell>
          <table:table-cell table:formula="of:=[.B17]-[.B18]" office:value-type="float" office:value="-31992" calcext:value-type="float">
            <text:p>-3199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c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</table:table>
      <table:table table:name="Sirve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ng PC</text:p>
          </table:table-cell>
          <table:table-cell table:formula="of:=9-[.B7]-[.B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ng BHT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so de la BHT</text:p>
          </table:table-cell>
          <table:table-cell table:formula="of:=[.B3]*[.B13]" office:value-type="float" office:value="60" calcext:value-type="float">
            <text:p>60</text:p>
          </table:table-cell>
          <table:table-cell/>
          <table:table-cell office:value-type="string" calcext:value-type="string">
            <text:p>Bits a index</text:p>
          </table:table-cell>
          <table:table-cell table:formula="of:=[.B7]+[.B8]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ng Dim0</text:p>
          </table:table-cell>
          <table:table-cell office:value-type="float" office:value="5" calcext:value-type="float">
            <text:p>5</text:p>
          </table:table-cell>
          <table:table-cell table:formula="of:=2^([.B7])" office:value-type="float" office:value="32" calcext:value-type="float">
            <text:p>32</text:p>
          </table:table-cell>
          <table:table-cell table:style-name="ce1" office:value-type="string" calcext:value-type="string" table:number-columns-spanned="1" table:number-rows-spanned="2">
            <text:p>Cantidad de perceptrones</text:p>
          </table:table-cell>
          <table:table-cell table:formula="of:=[.C7]*[.C8]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Long Dim1</text:p>
          </table:table-cell>
          <table:table-cell office:value-type="float" office:value="4" calcext:value-type="float">
            <text:p>4</text:p>
          </table:table-cell>
          <table:table-cell table:formula="of:=2^([.B8])" office:value-type="float" office:value="16" calcext:value-type="float">
            <text:p>16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Dim3 – Pesos/Perc</text:p>
          </table:table-cell>
          <table:table-cell table:formula="of:=[.B3]+1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nt pesos en tabla</text:p>
          </table:table-cell>
          <table:table-cell table:formula="of:=[.B9]*[.E7]" office:value-type="float" office:value="10752" calcext:value-type="float">
            <text:p>1075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ng int (bits)</text:p>
          </table:table-cell>
          <table:table-cell office:value-type="float" office:value="3" calcext:value-type="float">
            <text:p>3</text:p>
          </table:table-cell>
          <table:table-cell/>
          <table:table-cell table:formula="of:=2^([.B13])" office:value-type="float" office:value="8" calcext:value-type="float">
            <text:p>8</text:p>
          </table:table-cell>
          <table:table-cell office:value-type="string" calcext:value-type="string">
            <text:p>Mmx</text:p>
          </table:table-cell>
          <table:table-cell table:formula="of:=COM.MICROSOFT.CONCAT(&quot;±&quot;;[.D13]-1)" office:value-type="string" office:string-value="±7" calcext:value-type="string">
            <text:p>±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so de la tabla</text:p>
          </table:table-cell>
          <table:table-cell table:formula="of:=[.B13]*[.B11]" office:value-type="float" office:value="32256" calcext:value-type="float">
            <text:p>3225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dget</text:p>
          </table:table-cell>
          <table:table-cell office:value-type="float" office:value="32768" calcext:value-type="float">
            <text:p>32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ilizado</text:p>
          </table:table-cell>
          <table:table-cell table:formula="of:=[.B15]+[.B5]" office:value-type="float" office:value="32316" calcext:value-type="float">
            <text:p>32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erencia</text:p>
          </table:table-cell>
          <table:table-cell table:formula="of:=[.B17]-[.B18]"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c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</table:table>
      <table:table table:name="Sheet3" table:style-name="ta1"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09:24:29.522394935</meta:creation-date>
    <dc:date>2024-05-01T17:48:15.229086993</dc:date>
    <meta:editing-duration>PT7M47S</meta:editing-duration>
    <meta:editing-cycles>1</meta:editing-cycles>
    <meta:generator>LibreOffice/24.2.0.3$Linux_X86_64 LibreOffice_project/420$Build-3</meta:generator>
    <meta:document-statistic meta:table-count="4" meta:cell-count="192" meta:object-count="0"/>
  </office:meta>
</office:document-meta>
</file>